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88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56cm"/>
    </style:style>
    <style:style style:name="co10" style:family="table-column">
      <style:table-column-properties fo:break-before="auto" style:column-width="0.196cm"/>
    </style:style>
    <style:style style:name="co1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dursun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/>
          <table:table-cell/>
          <table:table-cell table:style-name="ce15" table:number-columns-repeated="3"/>
          <table:table-cell table:style-name="ce16"/>
        </table:table-row>
        <table:table-row table:style-name="ro1">
          <table:table-cell/>
          <table:table-cell table:style-name="ce1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17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17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17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ursun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/>
          <table:table-cell office:value-type="string" calcext:value-type="string">
            <text:p>ilk yazar</text:p>
          </table:table-cell>
          <table:table-cell table:style-name="ce19"/>
          <table:table-cell table:style-name="ce15" table:number-columns-repeated="2"/>
          <table:table-cell table:style-name="ce16" table:number-columns-repeated="2"/>
        </table:table-row>
        <table:table-row table:style-name="ro1" table:number-rows-repeated="5">
          <table:table-cell/>
          <table:table-cell table:style-name="ce18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6"/>
          <table:table-cell table:style-name="ce16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ursun durmuş hesa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1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kiradan</text:p>
          </table:table-cell>
          <table:table-cell/>
          <table:table-cell office:value-type="string" calcext:value-type="string">
            <text:p>gecikme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8" table:formula="of:=SUM([.F2:.J2])" office:value-type="float" office:value="12144.5670833333" calcext:value-type="float">
            <text:p>12.144,57</text:p>
          </table:table-cell>
          <table:table-cell table:formula="of:=[.F52]" office:value-type="float" office:value="7590" calcext:value-type="float">
            <text:p>7.590,00</text:p>
          </table:table-cell>
          <table:table-cell/>
          <table:table-cell table:formula="of:=SUM([.H5:.H52])" office:value-type="float" office:value="1469.56708333333" calcext:value-type="float">
            <text:p>1.469,57</text:p>
          </table:table-cell>
          <table:table-cell table:style-name="ce17" table:formula="of:=SUM([.I5:.I52])" office:value-type="float" office:value="1085" calcext:value-type="float">
            <text:p>1.085,00</text:p>
          </table:table-cell>
          <table:table-cell table:style-name="ce17" table:formula="of:=SUM([.J5:.J52])" office:value-type="float" office:value="2000" calcext:value-type="float">
            <text:p>2.000,00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17"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tüfe</text:p>
          </table:table-cell>
          <table:table-cell table:style-name="ce16" office:value-type="string" calcext:value-type="string">
            <text:p>tutar</text:p>
          </table:table-cell>
          <table:table-cell table:style-name="ce16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7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8" office:value-type="date" office:date-value="2019-01-30" calcext:value-type="date">
            <text:p>30.01.2019</text:p>
          </table:table-cell>
          <table:table-cell office:value-type="string" calcext:value-type="string">
            <text:p>Gecikme 4900</text:p>
          </table:table-cell>
          <table:table-cell office:value-type="float" office:value="17.16" calcext:value-type="float">
            <text:p>17,16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57.2" calcext:value-type="float">
            <text:p>57,2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2-28" calcext:value-type="date">
            <text:p>28.02.2019</text:p>
          </table:table-cell>
          <table:table-cell office:value-type="string" calcext:value-type="string">
            <text:p>Gecikme 4900</text:p>
          </table:table-cell>
          <table:table-cell office:value-type="float" office:value="17.93" calcext:value-type="float">
            <text:p>17,93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59.7666666666667" calcext:value-type="float">
            <text:p>59,7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3-30" calcext:value-type="date">
            <text:p>30.03.2019</text:p>
          </table:table-cell>
          <table:table-cell office:value-type="string" calcext:value-type="string">
            <text:p>Gecikme 4900</text:p>
          </table:table-cell>
          <table:table-cell office:value-type="float" office:value="13.33" calcext:value-type="float">
            <text:p>13,33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44.4333333333333" calcext:value-type="float">
            <text:p>44,4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4-30" calcext:value-type="date">
            <text:p>30.04.2019</text:p>
          </table:table-cell>
          <table:table-cell office:value-type="string" calcext:value-type="string">
            <text:p>Gecikme 4900</text:p>
          </table:table-cell>
          <table:table-cell office:value-type="float" office:value="19.39" calcext:value-type="float">
            <text:p>19,39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64.6333333333333" calcext:value-type="float">
            <text:p>64,6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06-30" calcext:value-type="date">
            <text:p>30.06.2019</text:p>
          </table:table-cell>
          <table:table-cell office:value-type="string" calcext:value-type="string">
            <text:p>Gecikme 2900</text:p>
          </table:table-cell>
          <table:table-cell office:value-type="float" office:value="19.88" calcext:value-type="float">
            <text:p>19,88</text:p>
          </table:table-cell>
          <table:table-cell table:style-name="Default"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33.1333333333333" calcext:value-type="float">
            <text:p>33,1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7-30" calcext:value-type="date">
            <text:p>30.07.2019</text:p>
          </table:table-cell>
          <table:table-cell office:value-type="string" calcext:value-type="string">
            <text:p>Gecikme 2900</text:p>
          </table:table-cell>
          <table:table-cell office:value-type="float" office:value="19.91" calcext:value-type="float">
            <text:p>19,91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8-30" calcext:value-type="date">
            <text:p>30.08.2019</text:p>
          </table:table-cell>
          <table:table-cell office:value-type="string" calcext:value-type="string">
            <text:p>Gecikme 2900</text:p>
          </table:table-cell>
          <table:table-cell office:value-type="float" office:value="19.62" calcext:value-type="float">
            <text:p>19,62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32.7" calcext:value-type="float">
            <text:p>32,7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6]+[.E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7]+[.E18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18]+[.E19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5"/>
          <table:table-cell table:formula="of:=[.F20]+[.E21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1]+[.E22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31" calcext:value-type="date">
            <text:p>31.10.2019</text:p>
          </table:table-cell>
          <table:table-cell office:value-type="string" calcext:value-type="string">
            <text:p>2019-20 kira bedeli</text:p>
          </table:table-cell>
          <table:table-cell/>
          <table:table-cell office:value-type="float" office:value="31610" calcext:value-type="float">
            <text:p>31.610,00</text:p>
          </table:table-cell>
          <table:table-cell table:formula="of:=[.F22]+[.E23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19-09 tuik üfe 26,44</text:p>
          </table:table-cell>
          <table:table-cell table:number-columns-repeated="2"/>
          <table:table-cell table:formula="of:=[.F23]+[.E24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5000*26,44%=6610+=31610</text:p>
          </table:table-cell>
          <table:table-cell table:number-columns-repeated="2"/>
          <table:table-cell table:formula="of:=[.F24]+[.E25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5]+[.E26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6]+[.E27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7]+[.E28]" office:value-type="float" office:value="13110" calcext:value-type="float">
            <text:p>13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8]+[.E29]" office:value-type="float" office:value="13110" calcext:value-type="float">
            <text:p>13.11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22.58" calcext:value-type="float">
            <text:p>22,58</text:p>
          </table:table-cell>
          <table:table-cell table:style-name="Default"/>
          <table:table-cell table:formula="of:=[.F29]+[.E30]" office:value-type="float" office:value="13110" calcext:value-type="float">
            <text:p>13.110,00</text:p>
          </table:table-cell>
          <table:table-cell/>
          <table:table-cell table:formula="of:=[.F30]*[.D30]/100/12" office:value-type="float" office:value="246.6865" calcext:value-type="float">
            <text:p>246,69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5.18" calcext:value-type="float">
            <text:p>15,18</text:p>
          </table:table-cell>
          <table:table-cell table:style-name="Default"/>
          <table:table-cell table:formula="of:=[.F30]+[.E31]" office:value-type="float" office:value="13110" calcext:value-type="float">
            <text:p>13.110,00</text:p>
          </table:table-cell>
          <table:table-cell/>
          <table:table-cell table:formula="of:=[.F31]*[.D31]/100/12" office:value-type="float" office:value="165.8415" calcext:value-type="float">
            <text:p>165,84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1]+[.E32]" office:value-type="float" office:value="13110" calcext:value-type="float">
            <text:p>13.110,00</text:p>
          </table:table-cell>
          <table:table-cell table:number-columns-repeated="3"/>
          <table:table-cell table:style-name="ce17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7.16" calcext:value-type="float">
            <text:p>17,16</text:p>
          </table:table-cell>
          <table:table-cell table:style-name="Default"/>
          <table:table-cell table:formula="of:=[.F32]+[.E33]" office:value-type="float" office:value="13110" calcext:value-type="float">
            <text:p>13.110,00</text:p>
          </table:table-cell>
          <table:table-cell/>
          <table:table-cell table:formula="of:=[.F33]*[.D33]/100/12" office:value-type="float" office:value="187.473" calcext:value-type="float">
            <text:p>187,4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3.94" calcext:value-type="float">
            <text:p>13,94</text:p>
          </table:table-cell>
          <table:table-cell table:style-name="Default"/>
          <table:table-cell table:formula="of:=[.F33]+[.E34]" office:value-type="float" office:value="13110" calcext:value-type="float">
            <text:p>13.110,00</text:p>
          </table:table-cell>
          <table:table-cell/>
          <table:table-cell table:formula="of:=[.F34]*[.D34]/100/12" office:value-type="float" office:value="152.2945" calcext:value-type="float">
            <text:p>152,29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3.33" calcext:value-type="float">
            <text:p>13,33</text:p>
          </table:table-cell>
          <table:table-cell table:style-name="Default"/>
          <table:table-cell table:formula="of:=[.F34]+[.E35]" office:value-type="float" office:value="13110" calcext:value-type="float">
            <text:p>13.110,00</text:p>
          </table:table-cell>
          <table:table-cell/>
          <table:table-cell table:formula="of:=[.F35]*[.D35]/100/12" office:value-type="float" office:value="145.63025" calcext:value-type="float">
            <text:p>145,6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5]+[.E36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2.66" calcext:value-type="float">
            <text:p>12,66</text:p>
          </table:table-cell>
          <table:table-cell table:style-name="Default"/>
          <table:table-cell table:formula="of:=[.F36]+[.E37]" office:value-type="float" office:value="8110" calcext:value-type="float">
            <text:p>8.110,00</text:p>
          </table:table-cell>
          <table:table-cell/>
          <table:table-cell table:formula="of:=[.F37]*[.D37]/100/12" office:value-type="float" office:value="85.5605" calcext:value-type="float">
            <text:p>85,5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2.1" calcext:value-type="float">
            <text:p>12,1</text:p>
          </table:table-cell>
          <table:table-cell table:style-name="Default"/>
          <table:table-cell table:formula="of:=[.F37]+[.E38]" office:value-type="float" office:value="8110" calcext:value-type="float">
            <text:p>8.110,00</text:p>
          </table:table-cell>
          <table:table-cell/>
          <table:table-cell table:formula="of:=[.F38]*[.D38]/100/12" office:value-type="float" office:value="81.7758333333333" calcext:value-type="float">
            <text:p>81,7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F38]+[.E39]" office:value-type="float" office:value="7860" calcext:value-type="float">
            <text:p>7.86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1" calcext:value-type="float">
            <text:p>12,1</text:p>
          </table:table-cell>
          <table:table-cell table:style-name="Default"/>
          <table:table-cell table:formula="of:=[.F39]+[.E40]" office:value-type="float" office:value="7860" calcext:value-type="float">
            <text:p>7.860,00</text:p>
          </table:table-cell>
          <table:table-cell/>
          <table:table-cell table:formula="of:=[.F40]*[.D40]/100/12" office:value-type="float" office:value="79.255" calcext:value-type="float">
            <text:p>79,2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70" calcext:value-type="float">
            <text:p>-270,00</text:p>
          </table:table-cell>
          <table:table-cell table:formula="of:=[.F40]+[.E41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1]+[.E42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2]+[.E43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3]+[.E44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4]+[.E45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5]+[.E46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6]+[.E47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7]+[.E48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8]+[.E49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9]+[.E50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0]+[.E51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table:formula="of:=[.F51]+[.E52]" office:value-type="float" office:value="7590" calcext:value-type="float">
            <text:p>7.590,00</text:p>
          </table:table-cell>
          <table:table-cell table:number-columns-repeated="4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 style:data-style-name="N2" text:time-value="15:11:28.26180782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6-29T15:17:37.473359110</dc:date>
    <meta:editing-duration>PT3H50M34S</meta:editing-duration>
    <meta:editing-cycles>19</meta:editing-cycles>
    <meta:generator>LibreOffice/6.4.4.2$Linux_X86_64 LibreOffice_project/3d775be2011f3886db32dfd395a6a6d1ca2630ff</meta:generator>
    <meta:document-statistic meta:table-count="5" meta:cell-count="311" meta:object-count="0"/>
  </office:meta>
</office:document-meta>
</file>